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paragraph-rsid="000388f9"/>
    </style:style>
    <style:style style:name="T1" style:family="text">
      <style:text-properties officeooo:rsid="00026b66"/>
    </style:style>
    <style:style style:name="T2" style:family="text">
      <style:text-properties officeooo:rsid="00038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Exercise <text:span text:style-name="T1">16 /1/2019 Mrunal H Patadia</text:span></text:p>
      <text:p text:style-name="Standard">1. Write a shell script that adds an extension “.new” to all the files in the directory.</text:p>
      <text:p text:style-name="P2">- <text:s/>#!/bin/bash </text:p>
      <text:p text:style-name="P2"><text:s text:c="3"/>for i in * </text:p>
      <text:p text:style-name="Standard"><text:s text:c="3"/>do</text:p>
      <text:p text:style-name="Standard"><text:s text:c="5"/>mv $i $i.new</text:p>
      <text:p text:style-name="Standard"><text:s text:c="3"/>done</text:p>
      <text:p text:style-name="Standard"/>
      <text:p text:style-name="Standard">2. Delete file which has special characters. “ -“, “—“, “*”, “$”</text:p>
      <text:p text:style-name="Standard">find . -name '*[~*$_-]*'</text:p>
      <text:p text:style-name="Standard">#!/bin/bash </text:p>
      <text:p text:style-name="Standard"><text:s text:c="3"/>for i in find . -name '*[~*$_-]*' | grep -i '[~*$_-]' *</text:p>
      <text:p text:style-name="Standard"><text:s text:c="3"/>do</text:p>
      <text:p text:style-name="Standard"><text:s text:c="5"/>rm -f $i </text:p>
      <text:p text:style-name="Standard"><text:s text:c="3"/>done</text:p>
      <text:p text:style-name="Standard"/>
      <text:p text:style-name="Standard">3. Write a shell script that take two input numbers from user at runtime and display arithmetic</text:p>
      <text:p text:style-name="Standard">operation on that numbers, find out max, &amp; min number from them, find weather that numbers</text:p>
      <text:p text:style-name="Standard">negative or positive.</text:p>
      <text:p text:style-name="Standard"/>
      <text:p text:style-name="Standard">4. Write a shell script that take one input number from user and print 1 to n number using three</text:p>
      <text:p text:style-name="Standard">loops (For, while, until). (N = entered number)</text:p>
      <text:p text:style-name="Standard">5. Write a shell script to display the last updated file of the newest file in a directory.</text:p>
      <text:p text:style-name="Standard">6. Write a shell script to get the total count of the word “Linux” in all the “.txt” files and also across</text:p>
      <text:p text:style-name="Standard">files present in subdirectories.</text:p>
      <text:p text:style-name="Standard">7. Write a shell script that copy all the directories, subdirectories and files from one location to</text:p>
      <text:p text:style-name="Standard">another specific location.</text:p>
      <text:p text:style-name="Standard">8. Display specific number of lines as follow:</text:p>
      <text:p text:style-name="Standard">1. Display first and last 10 lines of file contains</text:p>
      <text:p text:style-name="Standard">2. Display line no. 3 to 8 from file contains.</text:p>
      <text:p text:style-name="Standard">3. Display 7 lines and start from second last line in reverse manner.</text:p>
      <text:p text:style-name="Standard">9. Perform following task:</text:p>
      <text:p text:style-name="Standard">1. Add two new users and two groups</text:p>
      <text:p text:style-name="Standard">2. Login as one user and then create new file</text:p>
      <text:p text:style-name="Standard">3. Send created file from one user to another user</text:p>
      <text:p text:style-name="Standard">4. Login as second user and copy that file from user2 to user1(in same system)</text:p>
      <text:p text:style-name="Standard">10. Ex. 10 Task to find all files from folder where file contains string 'abc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17:02.512182029</meta:creation-date>
    <dc:date>2019-01-16T18:52:34.710433992</dc:date>
    <meta:editing-duration>PT3H16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01" meta:character-count="1600" meta:non-whitespace-character-count="1301"/>
  </office:meta>
</office:document-meta>
</file>